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305000008959C94E94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ymbol" svg:font-family="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Heading_20_1">
      <style:paragraph-properties fo:text-align="center" style:justify-single-word="false"/>
      <style:text-properties style:font-name="Times New Roman" fo:font-size="48pt" style:font-size-asian="48pt" style:font-size-complex="48pt"/>
    </style:style>
    <style:style style:name="P3" style:family="paragraph" style:parent-style-name="Text_20_body">
      <style:paragraph-properties fo:text-align="start" style:justify-single-word="false"/>
      <style:text-properties style:font-name="Times New Roman" fo:font-size="48pt" style:font-size-asian="48pt" style:font-size-complex="48pt"/>
    </style:style>
    <style:style style:name="P4" style:family="paragraph" style:parent-style-name="Standard">
      <style:paragraph-properties>
        <style:tab-stops>
          <style:tab-stop style:position="3.51cm"/>
        </style:tab-stops>
      </style:paragraph-properties>
      <style:text-properties style:font-name="Times New Roman"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 style:text-autospace="none">
        <style:tab-stops>
          <style:tab-stop style:position="3.51cm"/>
        </style:tab-stops>
      </style:paragraph-properties>
      <style:text-properties fo:color="#ff0000" style:font-name="Times New Roman" fo:font-size="12pt" style:font-name-asian="Arial1" style:font-size-asian="12pt" style:font-name-complex="Arial1" style:font-size-complex="12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3.51cm"/>
        </style:tab-stops>
      </style:paragraph-properties>
      <style:text-properties fo:font-size="20pt" style:font-size-asian="20pt" style:font-size-complex="20pt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Heading_20_4">
      <style:text-properties style:font-name="Times New Roman"/>
    </style:style>
    <style:style style:name="P14" style:family="paragraph" style:parent-style-name="Standard" style:list-style-name="L2">
      <style:text-properties style:font-name="Times New Roman"/>
    </style:style>
    <style:style style:name="P15" style:family="paragraph" style:parent-style-name="Standard" style:list-style-name="L2">
      <style:paragraph-properties fo:margin-left="-1.251cm" fo:margin-right="0cm" fo:text-indent="0cm" style:auto-text-indent="false"/>
      <style:text-properties style:font-name="Times New Roman"/>
    </style:style>
    <style:style style:name="P16" style:family="paragraph" style:parent-style-name="Standard" style:list-style-name="L3">
      <style:text-properties style:font-name="Times New Roman"/>
    </style:style>
    <style:style style:name="P17" style:family="paragraph" style:parent-style-name="Standard" style:list-style-name="L3">
      <style:paragraph-properties fo:margin-left="-1.251cm" fo:margin-right="0cm" fo:text-indent="0cm" style:auto-text-indent="false"/>
      <style:text-properties style:font-name="Times New Roman"/>
    </style:style>
    <style:style style:name="P18" style:family="paragraph" style:parent-style-name="Standard" style:list-style-name="L4">
      <style:text-properties style:font-name="Times New Roman"/>
    </style:style>
    <style:style style:name="P19" style:family="paragraph" style:parent-style-name="Standard" style:list-style-name="L4">
      <style:paragraph-properties fo:margin-left="-1.251cm" fo:margin-right="0cm" fo:text-indent="0cm" style:auto-text-indent="false"/>
      <style:text-properties style:font-name="Times New Roman"/>
    </style:style>
    <style:style style:name="P20" style:family="paragraph" style:parent-style-name="Standard" style:list-style-name="L5">
      <style:paragraph-properties fo:margin-left="0cm" fo:margin-right="0cm" fo:text-indent="0cm" style:auto-text-indent="false"/>
      <style:text-properties style:font-name="Times New Roman"/>
    </style:style>
    <style:style style:name="P21" style:family="paragraph" style:parent-style-name="Standard" style:list-style-name="L5">
      <style:paragraph-properties fo:margin-left="-1.251cm" fo:margin-right="0cm" fo:text-indent="0cm" style:auto-text-indent="false"/>
      <style:text-properties style:font-name="Times New Roman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23" style:family="paragraph" style:parent-style-name="Standard">
      <style:paragraph-properties style:text-autospace="none"/>
      <style:text-properties style:use-window-font-color="true" style:font-name="Times New Roman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Arial1" style:font-size-asian="10pt" style:font-name-complex="Arial1" style:font-size-complex="10pt"/>
    </style:style>
    <style:style style:name="P25" style:family="paragraph" style:parent-style-name="Standard">
      <style:text-properties style:font-name="Times New Roman" fo:font-size="12pt" style:font-size-asian="12pt" style:font-size-complex="12pt"/>
    </style:style>
    <style:style style:name="P26" style:family="paragraph" style:parent-style-name="Heading_20_4">
      <style:text-properties style:use-window-font-color="true" style:font-name="Times New Roman"/>
    </style:style>
    <style:style style:name="P27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2pt" style:font-name-asian="Arial1" style:font-size-asian="12pt" style:font-name-complex="Arial1" style:font-size-complex="12pt"/>
    </style:style>
    <style:style style:name="P28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/>
    </style:style>
    <style:style style:name="P29" style:family="paragraph" style:parent-style-name="Standard">
      <style:paragraph-properties fo:margin-left="-1.251cm" fo:margin-right="0cm" fo:text-indent="0cm" style:auto-text-indent="false"/>
      <style:text-properties style:font-name="Times New Roman"/>
    </style:style>
    <style:style style:name="P30" style:family="paragraph" style:parent-style-name="Standard">
      <style:paragraph-properties>
        <style:tab-stops>
          <style:tab-stop style:position="8.326cm"/>
        </style:tab-stops>
      </style:paragraph-properties>
      <style:text-properties style:use-window-font-color="true" style:font-name="Times New Roman"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>
        <style:tab-stops>
          <style:tab-stop style:position="8.326cm"/>
        </style:tab-stops>
      </style:paragraph-properties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 style:list-style-name="L5">
      <style:paragraph-properties fo:margin-left="0cm" fo:margin-right="0cm" fo:text-indent="0cm" style:auto-text-indent="false"/>
      <style:text-properties style:use-window-font-color="true" style:font-name="Times New Roman"/>
    </style:style>
    <style:style style:name="P33" style:family="paragraph" style:parent-style-name="Standard">
      <style:paragraph-properties fo:margin-left="-1.251cm" fo:margin-right="0cm" fo:text-indent="0cm" style:auto-text-indent="false"/>
      <style:text-properties style:use-window-font-color="true" style:font-name="Times New Roman"/>
    </style:style>
    <style:style style:name="P34" style:family="paragraph" style:parent-style-name="Standard" style:list-style-name="L5">
      <style:paragraph-properties fo:margin-left="0cm" fo:margin-right="0cm" fo:text-indent="0cm" style:auto-text-indent="false"/>
      <style:text-properties style:use-window-font-color="true" style:font-name="Times New Roman" fo:font-size="12pt" style:font-size-asian="12pt" style:font-size-complex="12pt"/>
    </style:style>
    <style:style style:name="P35" style:family="paragraph" style:parent-style-name="Standard" style:list-style-name="L5">
      <style:paragraph-properties fo:margin-left="0cm" fo:margin-right="0cm" fo:text-indent="0cm" style:auto-text-indent="false"/>
      <style:text-properties style:use-window-font-color="true" style:font-name="Times New Roman" fo:font-size="12pt" style:font-name-asian="Arial1" style:font-size-asian="12pt" style:font-name-complex="Arial1" style:font-size-complex="12pt"/>
    </style:style>
    <style:style style:name="P36" style:family="paragraph" style:parent-style-name="Standard" style:list-style-name="L5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37" style:family="paragraph" style:parent-style-name="Standard" style:list-style-name="L5">
      <style:paragraph-properties fo:margin-left="-1.251cm" fo:margin-right="0cm" fo:text-indent="0cm" style:auto-text-indent="false"/>
      <style:text-properties style:use-window-font-color="true" style:font-name="Times New Roman" fo:font-size="12pt" style:font-name-asian="Arial1" style:font-size-asian="12pt" style:font-name-complex="Arial1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name-asian="Symbol" style:font-size-asian="12pt" style:font-name-complex="Symbol" style:font-size-complex="12pt"/>
    </style:style>
    <style:style style:name="T6" style:family="text">
      <style:text-properties style:use-window-font-color="true" style:font-name-asian="OpenSymbol" style:font-name-complex="OpenSymbo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size="12pt" style:font-name-asian="Arial1" style:font-size-asian="12pt" style:font-name-complex="Arial1" style:font-size-complex="12pt"/>
    </style:style>
    <style:style style:name="T9" style:family="text">
      <style:text-properties fo:font-size="12pt" style:font-name-asian="Arial1" style:font-size-asian="12pt" style:font-name-complex="Arial1" style:font-size-complex="12pt"/>
    </style:style>
    <style:style style:name="T10" style:family="text">
      <style:text-properties style:font-name-asian="Arial1" style:font-name-complex="Arial1"/>
    </style:style>
    <style:style style:name="T11" style:family="text">
      <style:text-properties style:use-window-font-color="true" fo:font-size="12pt" style:font-size-asian="12pt" style:font-size-complex="12pt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format=""/>
      <text:list-level-style-number text:level="2" style:num-suffix=": " style:num-format="1" text:display-levels="2"/>
      <text:list-level-style-number text:level="3" text:style-name="Numbering_20_Symbols" style:num-suffix=": " style:num-format="1" text:display-levels="3"/>
      <text:list-level-style-number text:level="4" text:style-name="Numbering_20_Symbols" style:num-suffix=": " style:num-format="1" text:display-levels="4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1" text:outline-level="1"/>
      <text:h text:style-name="P2" text:outline-level="1">Pflichtenheft</text:h>
      <text:p text:style-name="P3"/>
      <text:p text:style-name="P4"><text:tab/>Stand: 06.07.2011</text:p>
      <text:p text:style-name="P4"/>
      <text:p text:style-name="P5"/>
      <text:table-of-content text:style-name="Sect1" text:protected="true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6">Inhaltsverzeichnis</text:p>
          </text:index-title>
          <text:p text:style-name="P7">Pflichtenheft<text:tab/>1</text:p>
          <text:p text:style-name="P8">1: Zielbestimmung<text:tab/>3</text:p>
          <text:p text:style-name="P9">1.1: Produktvision<text:tab/>3</text:p>
          <text:p text:style-name="P9">1.2: Muss Kriterien<text:tab/>3</text:p>
          <text:p text:style-name="P9">1.3: Wunschkriterien<text:tab/>3</text:p>
          <text:p text:style-name="P9">1.4: Abgrenzungskriterien<text:tab/>4</text:p>
          <text:p text:style-name="P8">2: Produkt-Einsatz<text:tab/>5</text:p>
          <text:p text:style-name="P9">2.1: Anwendungsbereich: Plattformen, Darstellung auf Endgeräten<text:tab/>5</text:p>
          <text:p text:style-name="P9">2.2: Benutzer der Software, Schulung und Dokumentation<text:tab/>5</text:p>
          <text:p text:style-name="P9">2.3: Ausfallsicherheit, Beaufsichtigung<text:tab/>5</text:p>
          <text:p text:style-name="P9">2.4: Sicherheit, Datenschutz, gesetzliche Vorgaben (auch zu Inhalten)<text:tab/>5</text:p>
          <text:p text:style-name="P8">3: Umgebung<text:tab/>6</text:p>
          <text:p text:style-name="P9">3.1: Software<text:tab/>6</text:p>
          <text:p text:style-name="P9">3.2: Hardware<text:tab/>6</text:p>
          <text:p text:style-name="P9">3.3: Orgware<text:tab/>6</text:p>
          <text:p text:style-name="P8">4: Produkt-Funktionen<text:tab/>6</text:p>
          <text:p text:style-name="P9">4.1: Erstellung der Software<text:tab/>6</text:p>
          <text:p text:style-name="P9">4.2: Produkt-Leistungen<text:tab/>7</text:p>
          <text:p text:style-name="P9">4.3: Performance<text:tab/>7</text:p>
          <text:p text:style-name="P9">4.4: Zuverlässigkeit<text:tab/>7</text:p>
          <text:p text:style-name="P9">4.5: Datenumfang<text:tab/>7</text:p>
          <text:p text:style-name="P9">4.6: Benutzungsoberfläche<text:tab/>7</text:p>
          <text:p text:style-name="P8">5: Qualitäts-Zielbestimmung<text:tab/>7</text:p>
          <text:p text:style-name="P8">6: Globale Testszenarien / Testfälle<text:tab/>7</text:p>
          <text:p text:style-name="P9">6.1: Nutzer-Tests<text:tab/>8</text:p>
          <text:p text:style-name="P8">7: Entwicklungsumgebung<text:tab/>8</text:p>
          <text:p text:style-name="P9">7.1: Software<text:tab/>8</text:p>
          <text:p text:style-name="P9">7.2: Hardware<text:tab/>8</text:p>
          <text:p text:style-name="P9">7.3: Orgware<text:tab/>8</text:p>
        </text:index-body>
      </text:table-of-content>
      <text:p text:style-name="P10"/>
      <text:h text:style-name="P11" text:outline-level="2">Zielbestimmung</text:h>
      <text:h text:style-name="Heading_20_3" text:outline-level="3">Produktvision</text:h>
      <text:p text:style-name="P12">Ziel des Projekts ist ein professionelle und komfortable Verwaltung für</text:p>
      <text:p text:style-name="P12">den Trainingsraum zu erstellen, der sowohl für die TR Aufsicht als</text:p>
      <text:p text:style-name="P12">auch für den TR Administrator umfangreiche Funktionen zu Verfügung stellt.</text:p>
      <text:p text:style-name="P12"/>
      <text:h text:style-name="Heading_20_3" text:outline-level="3">Muss Kriterien</text:h>
      <text:h text:style-name="P13" text:outline-level="4">Erfassung von Aufenthalten</text:h>
      <text:p text:style-name="P12">Die Erfassung (Identifizierung) der Schüler, auch bei unterschiedlichen Vor- /Nachnamen, muss reibungslos erfolgen und entsprechend gespeichert werden.</text:p>
      <text:p text:style-name="P12">Die Anzahl der Besuche, in einem entsprechendem Zeitraum, muss ebenfalls dabei berücksichtigt werden, da sich daraus andere Folgebedingungen ergeben.</text:p>
      <text:p text:style-name="P12"/>
      <text:h text:style-name="P13" text:outline-level="4">Auswertung der Aufenthalte</text:h>
      <text:p text:style-name="P12">Die Aufenthalte müssen entsprechend der Vorgabe verarbeitet werden können,<text:line-break/>damit die sich daraus ergebenen Nachbedingungen erfüllt werden können.</text:p>
      <text:p text:style-name="P12"/>
      <text:h text:style-name="P13" text:outline-level="4">Verwaltungsfunktionen</text:h>
      <text:p text:style-name="P12">In der Verwaltung muss es möglich sein verschiedenen Operationen durchzuführen:</text:p>
      <text:list text:style-name="L2">
        <text:list-item>
          <text:p text:style-name="P14">Einen Klassenwechsel</text:p>
        </text:list-item>
        <text:list-item>
          <text:p text:style-name="P14">Löschung von falschen Einträgen</text:p>
        </text:list-item>
        <text:list-item>
          <text:p text:style-name="P14">Änderung von fehlerhaften Einträgen</text:p>
        </text:list-item>
        <text:list-item>
          <text:p text:style-name="P14">Import / Export</text:p>
        </text:list-item>
        <text:list-item>
          <text:p text:style-name="P14">Vorgaben für die Aufenthalte</text:p>
        </text:list-item>
        <text:list-item>
          <text:p text:style-name="P14">Verjährungsfristen</text:p>
          <text:p text:style-name="P15"/>
        </text:list-item>
      </text:list>
      <text:h text:style-name="Heading_20_3" text:outline-level="3">Wunschkriterien</text:h>
      <text:p text:style-name="P12">Die Umsetzung der aufgeführten Wunschkriterien wird in Abhängigkeit der</text:p>
      <text:p text:style-name="P12">zeitlichen Möglichkeiten im Verlaufe des Projektes entschieden.</text:p>
      <text:p text:style-name="P12"/>
      <text:h text:style-name="P13" text:outline-level="4">Bestätigung der Aufenthalte</text:h>
      <text:p text:style-name="P12">Nach dem Eintragen der Aufenthalte solle diese durch einen Administrator bestätigt werden, um Fehleingaben zu vermeiden.</text:p>
      <text:h text:style-name="P13" text:outline-level="4">Statistik der Aufenthalte</text:h>
      <text:p text:style-name="P12">Da die Auswertung nur entsprechend der Vorgabe aufgelistet wird,<text:line-break/>soll die Statistik eine von der Vorgabe unabhängige Darstellung bieten.</text:p>
      <text:p text:style-name="P12"/>
      <text:h text:style-name="P13" text:outline-level="4">Benutzer / Administrativer Modus</text:h>
      <text:p text:style-name="P12">Diesem beiden Programm Modi sollen die Bedienbarkeit erleichtern und die Zugriffsrechte steuern, sodass ein normaler User, auch durch versehentliche Änderungen, keinen Schaden anrichten kann.</text:p>
      <text:p text:style-name="P12"/>
      <text:h text:style-name="P13" text:outline-level="4">Verwaltungsfunktionen (Zusatz)</text:h>
      <text:list text:style-name="L3">
        <text:list-item>
          <text:p text:style-name="P16">Bestätigung von Erfassten Aufträgen</text:p>
          <text:p text:style-name="P17"/>
        </text:list-item>
      </text:list>
      <text:h text:style-name="P13" text:outline-level="4">GUI</text:h>
      <text:p text:style-name="P12">Anpassungen um eine ansprechende, kundenspezifische Optik zu gewährleisten.</text:p>
      <text:p text:style-name="P12"/>
      <text:h text:style-name="P13" text:outline-level="4">Hilfe</text:h>
      <text:p text:style-name="P12">Eine umfassende Hilfe, sowohl für den User Zugriff als auch für den Administrativen Zugriff, erhöht die Benutzerfreundlichkeit erheblich.</text:p>
      <text:p text:style-name="P12"/>
      <text:h text:style-name="Heading_20_3" text:outline-level="3">Abgrenzungskriterien</text:h>
      <text:h text:style-name="P13" text:outline-level="4">Schulungen</text:h>
      <text:p text:style-name="P12">Sowohl der Auftraggeberin als auch den Benutzern werden keine Schulungen</text:p>
      <text:p text:style-name="P12">angeboten. Umfassende Hilfe für den Umgang mit der Software wird die</text:p>
      <text:p text:style-name="P12">Dokumentation bereitstellen.</text:p>
      <text:p text:style-name="P12"/>
      <text:h text:style-name="P13" text:outline-level="4">Wartung</text:h>
      <text:p text:style-name="P12">Bei erfolgreichem Projektabschluss wird eine längere Zusammenarbeit</text:p>
      <text:p text:style-name="P12">generell nicht abgelehnt, aber größere Wartungsarbeiten sind nicht zu erwarten.</text:p>
      <text:h text:style-name="P11" text:outline-level="2">Produkt-Einsatz</text:h>
      <text:h text:style-name="Heading_20_3" text:outline-level="3">Anwendungsbereich: Plattformen, Darstellung auf Endgeräten</text:h>
      <text:list text:style-name="L4">
        <text:list-item>
          <text:p text:style-name="P18">Die Software wird darauf angepasst unter <text:span text:style-name="T1">Windows</text:span> XP <text:line-break/>mit der Auflösung von 1024x768 zu arbeiten.</text:p>
        </text:list-item>
        <text:list-item>
          <text:p text:style-name="P18">Die Anwendung ist nur auf dem lokal verfügbarem Rechner installiert und erreichbar.</text:p>
          <text:p text:style-name="P19"/>
        </text:list-item>
      </text:list>
      <text:h text:style-name="Heading_20_3" text:outline-level="3">Benutzer der Software, Schulung und <text:span text:style-name="T2">Dokumentation</text:span></text:h>
      <text:list text:style-name="L5">
        <text:list-item>
          <text:p text:style-name="P20">Voraussichtlich wird die Software nur von der Aufsicht des TRs verwendet</text:p>
        </text:list-item>
        <text:list-item>
          <text:p text:style-name="P20">Es werden keine besonderen EDV-Kenntnisse vorausgesetzt, da es keine sehr komplexen Handlungen der Software geben wird.</text:p>
        </text:list-item>
        <text:list-item>
          <text:p text:style-name="P20">Schulungen, Dokumentation und Online-Hilfen für Frontend-User sind nicht vorhanden und werden nicht von uns realisiert.</text:p>
          <text:p text:style-name="P21"/>
        </text:list-item>
      </text:list>
      <text:h text:style-name="Heading_20_3" text:outline-level="3">Ausfallsicherheit, Beaufsichtigung</text:h>
      <text:p text:style-name="P22">Nach der Abschlusspräsentation werden von uns keine weiteren<text:line-break/>Veränderungen vorgenommen. Es erfolgt keine Wartung durch uns.</text:p>
      <text:p text:style-name="P22"/>
      <text:h text:style-name="Heading_20_3" text:outline-level="3">Sicherheit, Datenschutz, gesetzliche Vorgaben (auch zu <text:span text:style-name="T3">Inhalten</text:span><text:span text:style-name="T4">)</text:span></text:h>
      <text:list text:style-name="L5">
        <text:list-item text:start-value="1">
          <text:p text:style-name="P20">Für die Sicherheit bzw. Zugangsberechtigung zu den von uns zu implementierenden Datenbank-Funktionalitäten, werden keine zusätzliche Sicherheitsmodule entwickelt. <text:line-break/>Die Zugangsberechtigungen setzen auf die bereits vorhandenen Funktionalitäten der Datenbank auf.</text:p>
        </text:list-item>
        <text:list-item>
          <text:p text:style-name="P20">Für die Sicherung eigener Arbeiten außerhalb der Software sind wir selbst zuständig.</text:p>
        </text:list-item>
        <text:list-item>
          <text:p text:style-name="P20">Die Sicherung des Rechners wird durch den Auftraggeber durchgeführt.</text:p>
        </text:list-item>
      </text:list>
      <text:p text:style-name="P23"/>
      <text:h text:style-name="P11" text:outline-level="2">Umgebung</text:h>
      <text:h text:style-name="Heading_20_3" text:outline-level="3">Software</text:h>
      <text:p text:style-name="P24"><text:span text:style-name="T5">Betriebssystem</text:span><text:span text:style-name="T4">: Microsoft Windows XP</text:span></text:p>
      <text:p text:style-name="P12"><text:span text:style-name="T5">Für den Betrieb der Software</text:span><text:span text:style-name="T4"> ist eine Installation / Update auf Dot-Net Framework 2.0 erforderlich.</text:span></text:p>
      <text:p text:style-name="P25"/>
      <text:h text:style-name="Heading_20_3" text:outline-level="3">Hardware</text:h>
      <text:h text:style-name="P26" text:outline-level="4">Benutzer und Administratoren</text:h>
      <text:list text:style-name="L5">
        <text:list-item text:start-value="1">
          <text:p text:style-name="P20"><text:span text:style-name="T6">Aktueller Standard-</text:span>PC mit Drucker</text:p>
          <text:p text:style-name="P21"/>
        </text:list-item>
      </text:list>
      <text:h text:style-name="Heading_20_3" text:outline-level="3">Orgware</text:h>
      <text:h text:style-name="P26" text:outline-level="4">Administratoren</text:h>
      <text:p text:style-name="P12">Administra<text:span text:style-name="T6">toren müssen über folgende Fähigkeiten verfügen:</text:span></text:p>
      <text:list text:style-name="L5">
        <text:list-item text:start-value="1">
          <text:p text:style-name="P20"><text:span text:style-name="T6">Datenschutzr</text:span>echtliche Grundkenntnisse</text:p>
          <text:p text:style-name="P21"/>
        </text:list-item>
      </text:list>
      <text:h text:style-name="P26" text:outline-level="4">Benutzer</text:h>
      <text:list text:style-name="L5">
        <text:list-item text:start-value="1">
          <text:p text:style-name="P20">Kann Formulare ausfüllen</text:p>
        </text:list-item>
      </text:list>
      <text:h text:style-name="P26" text:outline-level="4">Schnittstellen</text:h>
      <text:list text:style-name="L5">
        <text:list-item text:start-value="1">
          <text:p text:style-name="P20">I<text:span text:style-name="T4">mport der Schülerdaten</text:span></text:p>
        </text:list-item>
        <text:list-item>
          <text:p text:style-name="P20">Export der Schülerdaten</text:p>
        </text:list-item>
      </text:list>
      <text:p text:style-name="P22"/>
      <text:h text:style-name="Heading_20_2" text:outline-level="2">Produkt-<text:span text:style-name="T7">Funktionen</text:span></text:h>
      <text:h text:style-name="Heading_20_3" text:outline-level="3">Erstellung der Software</text:h>
      <text:h text:style-name="P26" text:outline-level="4">Integration</text:h>
      <text:p text:style-name="P27">Die im Folgenden beschriebene Funktionalität wird über ein Grafisches-Interface zur Verfügung gestellt. Der Aufruf erfolgt über das Starten des Programms. </text:p>
      <text:p text:style-name="P27">Das Abrufen der einzelnen Funktionen wird durch eine übersichtliche Navigation realisiert.</text:p>
      <text:p text:style-name="P27">Zugriff auf die entsprechende Funktionalität haben die autorisierten Benutzer der Software.</text:p>
      <text:p text:style-name="P27"/>
      <text:h text:style-name="P26" text:outline-level="4">Sonstiges</text:h>
      <text:p text:style-name="P27">Registrierte Benutzer haben die Möglichkeit unter ihren persönlichen Einstellungen ihr Passwort zu ändern.</text:p>
      <text:p text:style-name="P28"/>
      <text:h text:style-name="Heading_20_3" text:outline-level="3">Produkt-Leistungen</text:h>
      <text:h text:style-name="Heading_20_3" text:outline-level="3">Performance</text:h>
      <text:p text:style-name="P27">Die Performance ist gegenüber der Zuverlässigkeit nachrangig, da Fehleingaben unbedingt zu vermeiden sind.</text:p>
      <text:p text:style-name="P27"/>
      <text:h text:style-name="Heading_20_3" text:outline-level="3">Zuverlässigkeit</text:h>
      <text:p text:style-name="P27">Das System muss in der Lage sein, die seriellen Zugriffe, stabil zu bedienen.</text:p>
      <text:p text:style-name="P27">Die Fehlerquote darf 15% nicht übersteigen.</text:p>
      <text:p text:style-name="P27"/>
      <text:h text:style-name="Heading_20_3" text:outline-level="3">Datenumfang</text:h>
      <text:p text:style-name="P27">Der Speicherplatz für Datenbank und Dateien sollte 1024MB nicht überschreiten,<text:line-break/>falls nötig wird Rücksprache mit dem Systemadministrator genommen.</text:p>
      <text:p text:style-name="P27"/>
      <text:h text:style-name="Heading_20_3" text:outline-level="3">Benutzungsoberfläche</text:h>
      <text:p text:style-name="P27">Die Benutzeroberfläche ist an Windows-Standards angepasst.</text:p>
      <text:p text:style-name="P27">Das System wird auf einer Menü-orientierten Bedienung aufbauen.</text:p>
      <text:p text:style-name="P27">Mausbedienung wird vorausgesetzt.</text:p>
      <text:p text:style-name="P27"/>
      <text:h text:style-name="Heading_20_2" text:outline-level="2">Qualitäts-Zielbestimmung</text:h>
      <text:list text:style-name="L5">
        <text:list-item text:start-value="1">
          <text:p text:style-name="P20">Die Software kann pro Start mindestens 20 Schüler Erfassen.</text:p>
        </text:list-item>
        <text:list-item>
          <text:p text:style-name="P20">Die Daten können Ex- und Importiert werden.</text:p>
        </text:list-item>
      </text:list>
      <text:p text:style-name="P29"/>
      <text:h text:style-name="Heading_20_2" text:outline-level="2">Globale Testszenarien / Testfälle</text:h>
      <text:p text:style-name="P30">Allgemein</text:p>
      <text:p text:style-name="P31"/>
      <text:list text:style-name="L5">
        <text:list-item text:start-value="1">
          <text:p text:style-name="P20">Grundsätzlich sind alle Funktionalitäten zu testen.</text:p>
        </text:list-item>
        <text:list-item>
          <text:p text:style-name="P20">Spezielle Testszenarien folgen ab 9.1.</text:p>
          <text:p text:style-name="P21"/>
        </text:list-item>
      </text:list>
      <text:h text:style-name="Heading_20_3" text:outline-level="3">Nutzer-Tests</text:h>
      <text:h text:style-name="P13" text:outline-level="4">Allgemeine Funktionen</text:h>
      <text:list text:style-name="L5">
        <text:list-item text:start-value="1">
          <text:p text:style-name="P20">Anmelden</text:p>
        </text:list-item>
        <text:list-item>
          <text:p text:style-name="P20">Abmelden</text:p>
        </text:list-item>
        <text:list-item>
          <text:p text:style-name="P20">TR Besuch eintragen</text:p>
        </text:list-item>
        <text:list-item>
          <text:p text:style-name="P20">TR Besuch austragen</text:p>
        </text:list-item>
        <text:list-item>
          <text:p text:style-name="P20">TR Besuche anzeigen<text:tab/></text:p>
          <text:list>
            <text:list-item>
              <text:p text:style-name="P20">Verstöße gesondert anzeigen</text:p>
            </text:list-item>
          </text:list>
        </text:list-item>
        <text:list-item>
          <text:p text:style-name="P20">Dokumente drucken</text:p>
          <text:p text:style-name="P21"/>
        </text:list-item>
      </text:list>
      <text:h text:style-name="P26" text:outline-level="4">Administrator-Funktionen</text:h>
      <text:list text:style-name="L5">
        <text:list-item text:start-value="1">
          <text:p text:style-name="P20"><text:span text:style-name="T8">TR Besuch</text:span><text:span text:style-name="T9"> </text:span>bestätigen / ablehnen</text:p>
        </text:list-item>
        <text:list-item>
          <text:p text:style-name="P32">Verjährungsfristen ändern</text:p>
        </text:list-item>
        <text:list-item>
          <text:p text:style-name="P32">Einträge ändern / löschen</text:p>
        </text:list-item>
      </text:list>
      <text:p text:style-name="P33"/>
      <text:h text:style-name="Heading_20_2" text:outline-level="2">Entwicklungsumgebung</text:h>
      <text:p text:style-name="P27">Gleicht im wesentlichen der Produktumgebung unter 3.</text:p>
      <text:p text:style-name="P27">Hier nur einige Explizierungen/Erweiterungen.</text:p>
      <text:p text:style-name="P27"/>
      <text:h text:style-name="Heading_20_3" text:outline-level="3">Software</text:h>
      <text:list text:style-name="L5">
        <text:list-item text:start-value="1">
          <text:p text:style-name="P34">Auf dem Zielsystem muss während der Entwicklung nicht gearbeitet werden, nur bei Auslieferung muss die in 3.1.1 <text:span text:style-name="T10">genannte Software installiert und verfügbar sein.</text:span></text:p>
        </text:list-item>
        <text:list-item>
          <text:p text:style-name="P35">Dies sicherzustellen obliegt dem Auftraggeber.</text:p>
        </text:list-item>
        <text:list-item>
          <text:p text:style-name="P36">Die Entwicklung erfolgt mittels Microsoft Visual Studio 2008 / 2010.</text:p>
        </text:list-item>
        <text:list-item>
          <text:p text:style-name="P35">eine Installation auf dem Rechner des Auftraggebers ist nicht erforderlich.</text:p>
          <text:p text:style-name="P37"/>
        </text:list-item>
      </text:list>
      <text:h text:style-name="Heading_20_3" text:outline-level="3">Hardware</text:h>
      <text:list text:style-name="L5">
        <text:list-item text:start-value="1">
          <text:p text:style-name="P20"><text:span text:style-name="T4">Es wird keine Hardware aussch</text:span><text:span text:style-name="T11">ließlich als </text:span><text:span text:style-name="T8">Test und Entwicklungsmaschine für Implementierungen genutzt.</text:span></text:p>
        </text:list-item>
        <text:list-item>
          <text:p text:style-name="P32"><text:span text:style-name="T4">Die Applikation wird auf den Rechnern der Entwicklern </text:span><text:span text:style-name="T9">entwickelt und getestet.</text:span></text:p>
          <text:p text:style-name="P37"/>
        </text:list-item>
      </text:list>
      <text:h text:style-name="Heading_20_3" text:outline-level="3">Orgware</text:h>
      <text:list text:style-name="L5">
        <text:list-item text:start-value="1">
          <text:p text:style-name="P36">Gruppen-Kommunikation hauptsächlich per Email</text:p>
        </text:list-item>
        <text:list-item>
          <text:p text:style-name="P36">Regelmäßige Information des Projektleiters über die Entwicklungsprozes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ymbol" svg:font-family="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use-window-font-color="true" style:font-name="Times New Roman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format=""/>
      <text:outline-level-style text:level="2" style:num-suffix=": " style:num-format="1" text:display-levels="2"/>
      <text:outline-level-style text:level="3" text:style-name="Numbering_20_Symbols" style:num-suffix=": " style:num-format="1" text:display-levels="3"/>
      <text:outline-level-style text:level="4" text:style-name="Numbering_20_Symbols" style:num-suffix=": " style:num-format="1" text:display-levels="4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ext:p text:style-name="Header">Projektgruppe:<text:tab/><text:tab/><text:date style:data-style-name="N37" text:date-value="2011-06-10T11:39:22.86" text:fixed="true">10.06.11</text:date></text:p>
        <text:p text:style-name="P1"><draw:frame draw:style-name="fr1" draw:name="Grafik1" text:anchor-type="paragraph" svg:x="-0.007cm" svg:y="0.064cm" svg:width="3.085cm" svg:height="1.371cm" draw:z-index="7"><draw:image xlink:href="Pictures/2000000700001305000008959C94E946.svm" xlink:type="simple" xlink:show="embed" xlink:actuate="onLoad"/></draw:frame>Pflichtenheft</text:p>
        <text:p text:style-name="P1">Projekt: T R V</text:p>
        <text:p text:style-name="P1">(Trainings Raum Verwaltung)</text:p>
      </style:header>
      <style:footer>
        <text:p text:style-name="P2">Seite: <text:page-number text:select-page="current">8</text:page-number> von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011</meta:generator>
    <meta:initial-creator>Michael G. Böning</meta:initial-creator>
    <meta:creation-date>2011-06-10T11:17:28</meta:creation-date>
    <dc:date>2011-07-06T12:23:59</dc:date>
    <dc:language>de-DE</dc:language>
    <meta:editing-cycles>15</meta:editing-cycles>
    <meta:editing-duration>PT10H7M2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8" meta:paragraph-count="163" meta:word-count="923" meta:character-count="7274"/>
  </office:meta>
</office:document-meta>
</file>